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00%"/>
    </style:style>
    <style:style style:name="T2" style:parent-style-name="Élevé" style:family="text">
      <style:text-properties fo:font-weight="normal" style:font-weight-asian="normal" style:font-weight-complex="normal"/>
    </style:style>
    <style:style style:name="P3" style:parent-style-name="Normal" style:family="paragraph">
      <style:paragraph-properties fo:line-height="100%"/>
    </style:style>
    <style:style style:name="T4" style:parent-style-name="Élevé" style:family="text">
      <style:text-properties fo:font-weight="normal" style:font-weight-asian="normal" style:font-weight-complex="normal"/>
    </style:style>
    <style:style style:name="P5" style:parent-style-name="Titre2" style:family="paragraph">
      <style:paragraph-properties fo:line-height="100%"/>
    </style:style>
    <style:style style:name="T6" style:parent-style-name="Élevé" style:family="text">
      <style:text-properties fo:font-weight="normal" style:font-weight-asian="normal" style:font-weight-complex="normal"/>
    </style:style>
    <style:style style:name="P7" style:parent-style-name="Normal" style:family="paragraph">
      <style:paragraph-properties fo:line-height="100%"/>
    </style:style>
    <style:style style:name="T8" style:parent-style-name="Titre3Car" style:family="text">
      <style:text-properties style:font-name-asian="Calibri"/>
    </style:style>
    <style:style style:name="T9" style:parent-style-name="Titre3Car" style:family="text">
      <style:text-properties style:font-name-asian="Calibri"/>
    </style:style>
    <style:style style:name="P10" style:parent-style-name="Normal" style:family="paragraph">
      <style:paragraph-properties fo:line-height="100%"/>
    </style:style>
    <style:style style:name="T11" style:parent-style-name="Titre3Car" style:family="text">
      <style:text-properties style:font-name-asian="Calibri"/>
    </style:style>
    <style:style style:name="T12" style:parent-style-name="Titre3Car" style:family="text">
      <style:text-properties style:font-name-asian="Calibri"/>
    </style:style>
    <style:style style:name="P13" style:parent-style-name="Titre2" style:family="paragraph">
      <style:paragraph-properties fo:line-height="100%"/>
    </style:style>
    <style:style style:name="T14" style:parent-style-name="Policepardéfaut" style:family="text">
      <style:text-properties fo:language="en" fo:country="US"/>
    </style:style>
    <style:style style:name="T15" style:parent-style-name="Élevé" style:family="text">
      <style:text-properties fo:font-weight="normal" style:font-weight-asian="normal" style:font-weight-complex="normal" fo:language="en" fo:country="US"/>
    </style:style>
    <style:style style:name="P16" style:parent-style-name="Normal" style:family="paragraph">
      <style:paragraph-properties fo:line-height="100%"/>
    </style:style>
    <style:style style:name="T17" style:parent-style-name="Titre3Car" style:family="text">
      <style:text-properties style:font-name-asian="Calibri"/>
    </style:style>
    <style:style style:name="T18" style:parent-style-name="Titre3Car" style:family="text">
      <style:text-properties style:font-name-asian="Calibri"/>
    </style:style>
    <style:style style:name="P19" style:parent-style-name="Normal" style:family="paragraph">
      <style:paragraph-properties fo:line-height="100%"/>
    </style:style>
    <style:style style:name="T20" style:parent-style-name="Titre3Car" style:family="text">
      <style:text-properties style:font-name-asian="Calibri"/>
    </style:style>
    <style:style style:name="T21" style:parent-style-name="Titre3Car" style:family="text">
      <style:text-properties style:font-name-asian="Calibri"/>
    </style:style>
    <style:style style:name="P22" style:parent-style-name="Titre2" style:family="paragraph">
      <style:paragraph-properties fo:line-height="100%"/>
    </style:style>
    <style:style style:name="T23" style:parent-style-name="Policepardéfaut" style:family="text">
      <style:text-properties style:font-name-asian="Times New Roman" style:language-asian="fr" style:country-asian="FR"/>
    </style:style>
    <style:style style:name="T24" style:parent-style-name="Titre3Car" style:family="text">
      <style:text-properties style:font-name-asian="Times New Roman"/>
    </style:style>
    <style:style style:name="P25" style:parent-style-name="Normal" style:family="paragraph">
      <style:paragraph-properties fo:line-height="100%"/>
    </style:style>
    <style:style style:name="T26" style:parent-style-name="Titre3Car" style:family="text">
      <style:text-properties style:font-name-asian="Calibri"/>
    </style:style>
    <style:style style:name="T27" style:parent-style-name="Titre3Car" style:family="text">
      <style:text-properties style:font-name-asian="Calibri"/>
    </style:style>
    <style:style style:name="T28" style:parent-style-name="Policepardéfaut" style:family="text">
      <style:text-properties fo:font-weight="bold" style:font-weight-asian="bold" style:font-weight-complex="bold"/>
    </style:style>
    <style:style style:name="P29" style:parent-style-name="Normal" style:family="paragraph">
      <style:paragraph-properties fo:line-height="100%"/>
    </style:style>
    <style:style style:name="T30" style:parent-style-name="Titre3Car" style:family="text">
      <style:text-properties style:font-name-asian="Calibri"/>
    </style:style>
    <style:style style:name="T31" style:parent-style-name="Titre3Car" style:family="text">
      <style:text-properties style:font-name-asian="Calibri"/>
    </style:style>
    <style:style style:name="T32" style:parent-style-name="Policepardéfaut" style:family="text">
      <style:text-properties style:language-asian="fr" style:country-asian="FR"/>
    </style:style>
    <style:style style:name="P33" style:parent-style-name="Titre2" style:family="paragraph">
      <style:paragraph-properties fo:line-height="100%"/>
    </style:style>
  </office:automatic-styles>
  <office:body>
    <office:text text:use-soft-page-breaks="true">
      <text:p text:style-name="P1"><text:span text:style-name="T2">Spécifications Techniques</text:span></text:p>
      <text:p text:style-name="P3"><text:span text:style-name="T4">Technologies Utilisées</text:span></text:p>
      <text:h text:style-name="P5" text:outline-level="2">1.<text:s/><text:span text:style-name="T6">Front-End : React.js</text:span></text:h>
      <text:p text:style-name="P7"><text:span text:style-name="T8">Raison du choix :</text:span><text:span text:style-name="T9"><text:line-break/></text:span>React.js a été choisi pour sa simplicité, sa flexibilité et ses performances. Comparé à des alternatives comme Angular (plus complexe) ou Vue.js (moins documenté pour les grands projets), React.js offre un compromis parfait entre puissance et facilité de prise en main. Il dispose également d’un écosystème riche avec des bibliothèques compatibles pour la gestion de l’état ou l’internationalisation.</text:p>
      <text:p text:style-name="P10"><text:span text:style-name="T11">Rôle dans le projet :</text:span><text:span text:style-name="T12"><text:line-break/></text:span>React.js sera utilisé pour développer une interface utilisateur réactive et intuitive. Cela inclut les fonctionnalités de planification (calendriers interactifs), de messagerie et de gestion de tâches.</text:p>
      <text:h text:style-name="P13" text:outline-level="2"><text:span text:style-name="T14">2.<text:s/></text:span><text:span text:style-name="T15">Back-End : Spring Boot (Java)</text:span></text:h>
      <text:p text:style-name="P16"><text:span text:style-name="T17">Raison du choix :</text:span><text:span text:style-name="T18"><text:line-break/></text:span>Spring Boot est une solution éprouvée pour la création d’API REST robustes et scalables. Par rapport à Node.js, qui excelle dans les applications légères, Spring Boot offre une meilleure gestion des transactions complexes et une sécurité intégrée (comme Spring Security).</text:p>
      <text:p text:style-name="P19"><text:span text:style-name="T20">Rôle dans le projet :</text:span><text:span text:style-name="T21"><text:line-break/></text:span>Le back-end sera responsable de la gestion des utilisateurs, des tâches, des notifications et des rendez-vous. Spring Boot permet de centraliser ces fonctionnalités tout en restant compatible avec PostgreSQL pour la gestion des données.</text:p>
      <text:h text:style-name="P22" text:outline-level="2">3.<text:s/><text:span text:style-name="T23">Base de Données : MySQL</text:span><text:span text:style-name="T24"><text:s/></text:span></text:h>
      <text:p text:style-name="P25"><text:span text:style-name="T26">Raison du choix :</text:span><text:span text:style-name="T27"><text:line-break/></text:span>MySQL a été choisi pour sa simplicité, sa maturité et ses performances élevées dans des environnements web. Il est optimisé pour les applications nécessitant des opérations fréquentes de lecture et d’écriture et bénéficie d’une large communauté active, ainsi que d’une documentation étendue. De plus, son intégration avec<text:s/><text:span text:style-name="T28">Spring Boot</text:span><text:s/>via Spring Data JPA simplifie considérablement la gestion des données relationnelles et accélère le développement.</text:p>
      <text:p text:style-name="P29"><text:span text:style-name="T30">Rôle dans le projet :</text:span><text:span text:style-name="T31"><text:line-break/></text:span><text:span text:style-name="T32">MySQL assurera la persistance des données critiques telles que les informations des utilisateurs, les rendez-vous, les tâches et les messages. Il gèrera efficacement les relations complexes entre les entités (par exemple, entre tuteurs, élèves, calendriers et rendez-vous) et garantira des requêtes rapides pour une expérience utilisateur fluide.</text:span></text:p>
      <text:h text:style-name="P33"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default-outline-level="3">
      <style:paragraph-properties fo:margin-top="0.0694in" fo:margin-bottom="0.0694in" fo:line-height="100%"/>
      <style:text-properties style:font-name="Arial" style:font-name-asian="Times New Roman" style:font-name-complex="Times New Roman" fo:font-weight="bold" style:font-weight-asian="bold" style:font-weight-complex="bold" fo:font-size="10pt" style:font-size-asian="10pt" style:font-size-complex="13.5pt" style:language-asian="fr" style:country-asian="FR" fo:hyphenate="false"/>
    </style:style>
    <style:style style:name="Titre4" style:display-name="Titre 4" style:family="paragraph" style:parent-style-name="Normal" style:default-outline-level="4">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0pt" style:font-size-asian="10pt" style:font-size-complex="13.5pt" style:language-asian="fr" style:country-asian="FR"/>
    </style:style>
    <style:style style:name="Titre4Car" style:display-name="Titre 4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5Car" style:display-name="Titre 5 Car" style:family="text" style:parent-style-name="Policepardéfaut">
      <style:text-properties style:font-name="Calibri Light" style:font-name-asian="Times New Roman" style:font-name-complex="Times New Roman" fo:color="#2E74B5"/>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B03</meta:initial-creator>
    <dc:creator>TEB03</dc:creator>
    <meta:creation-date>2024-11-18T08:38:00Z</meta:creation-date>
    <dc:date>2024-11-18T08:51:00Z</dc:date>
    <meta:template xlink:href="Normal.dotm" xlink:type="simple"/>
    <meta:editing-cycles>1</meta:editing-cycles>
    <meta:editing-duration>PT780S</meta:editing-duration>
    <meta:document-statistic meta:page-count="1" meta:paragraph-count="4" meta:word-count="332" meta:character-count="2159" meta:row-count="15" meta:non-whitespace-character-count="1831"/>
  </office:meta>
</office:document-meta>
</file>